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style="normal" fo:font-weight="normal" officeooo:rsid="006530a3" officeooo:paragraph-rsid="001cb2c4" style:font-size-asian="10pt" style:font-style-asian="normal" style:font-weight-asian="normal" style:font-size-complex="10pt" style:font-style-complex="normal" style:font-weight-complex="normal"/>
    </style:style>
    <style:style style:name="P2"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style="normal" fo:font-weight="normal" officeooo:rsid="001fe45c" officeooo:paragraph-rsid="001fe45c" style:font-size-asian="10pt" style:font-style-asian="normal" style:font-weight-asian="normal" style:font-size-complex="10pt" style:font-style-complex="normal" style:font-weight-complex="normal"/>
    </style:style>
    <style:style style:name="P3" style:family="paragraph" style:parent-style-name="Preformatted_20_Text">
      <loext:graphic-properties draw:fill="none"/>
      <style:paragraph-properties fo:margin-left="0.3118in" fo:margin-right="0in" fo:margin-top="0in" fo:margin-bottom="0in" loext:contextual-spacing="false" fo:text-indent="0in" style:auto-text-indent="false" fo:background-color="transparent"/>
      <style:text-properties style:font-name="Liberation Mono" fo:font-size="10pt" fo:font-style="normal" fo:font-weight="normal" officeooo:rsid="00238a5c" officeooo:paragraph-rsid="00238a5c" style:font-size-asian="10pt" style:font-style-asian="normal" style:font-weight-asian="normal" style:font-size-complex="10pt" style:font-style-complex="normal" style:font-weight-complex="normal"/>
    </style:style>
    <style:style style:name="P4" style:family="paragraph" style:parent-style-name="Preformatted_20_Text">
      <style:paragraph-properties fo:text-align="center" style:justify-single-word="false"/>
      <style:text-properties style:font-name="Liberation Mono" fo:font-size="16pt" fo:font-weight="bold" officeooo:rsid="0016bfad" officeooo:paragraph-rsid="001cb2c4" style:font-size-asian="16pt" style:font-weight-asian="bold" style:font-size-complex="16pt" style:font-weight-complex="bold"/>
    </style:style>
    <style:style style:name="P5" style:family="paragraph" style:parent-style-name="Preformatted_20_Text">
      <style:text-properties style:font-name="Liberation Mono" fo:font-size="14pt" fo:font-style="italic" officeooo:rsid="000cdbb7" officeooo:paragraph-rsid="001cb2c4" style:font-size-asian="14pt" style:font-style-asian="italic" style:font-size-complex="14pt" style:font-style-complex="italic"/>
    </style:style>
    <style:style style:name="P6" style:family="paragraph" style:parent-style-name="Preformatted_20_Text">
      <style:text-properties style:font-name="Liberation Mono" fo:font-size="14pt" fo:font-weight="bold" officeooo:rsid="00132433" officeooo:paragraph-rsid="001cb2c4" style:font-size-asian="14pt" style:font-weight-asian="bold" style:font-size-complex="14pt" style:font-weight-complex="bold"/>
    </style:style>
    <style:style style:name="P7" style:family="paragraph" style:parent-style-name="Preformatted_20_Text">
      <style:text-properties style:font-name="Liberation Mono" officeooo:rsid="000cdbb7" officeooo:paragraph-rsid="001cb2c4"/>
    </style:style>
    <style:style style:name="P8" style:family="paragraph" style:parent-style-name="Preformatted_20_Text">
      <style:text-properties style:font-name="Liberation Mono" fo:font-size="12pt" fo:font-weight="normal" officeooo:rsid="000cdbb7" officeooo:paragraph-rsid="001cb2c4" style:font-size-asian="12pt" style:font-weight-asian="normal" style:font-size-complex="12pt" style:font-weight-complex="normal"/>
    </style:style>
    <style:style style:name="P9"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ab-stops>
          <style:tab-stop style:position="0.3098in"/>
        </style:tab-stops>
      </style:paragraph-properties>
      <style:text-properties style:font-name="Liberation Mono" fo:font-size="10pt" fo:font-weight="normal" officeooo:rsid="0016bfad" officeooo:paragraph-rsid="0021b00d" style:font-size-asian="10pt" style:font-weight-asian="normal" style:font-size-complex="10pt" style:font-weight-complex="normal"/>
    </style:style>
    <style:style style:name="P1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3098in"/>
        </style:tab-stops>
      </style:paragraph-properties>
      <style:text-properties style:font-name="Liberation Mono" fo:font-size="10pt" fo:font-weight="normal" officeooo:rsid="0062dc42" officeooo:paragraph-rsid="001cb2c4" style:font-size-asian="10pt" style:font-weight-asian="normal" style:font-size-complex="10pt" style:font-weight-complex="normal"/>
    </style:style>
    <style:style style:name="P1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3098in"/>
        </style:tab-stops>
      </style:paragraph-properties>
      <style:text-properties style:font-name="Liberation Mono" fo:font-size="10pt" fo:font-weight="normal" officeooo:rsid="0016bfad" officeooo:paragraph-rsid="0021b00d" style:font-size-asian="10pt" style:font-weight-asian="normal" style:font-size-complex="10pt" style:font-weight-complex="normal"/>
    </style:style>
    <style:style style:name="P12"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3098in"/>
        </style:tab-stops>
      </style:paragraph-properties>
      <style:text-properties style:font-name="Liberation Mono" fo:font-size="10pt" fo:font-style="normal" fo:font-weight="normal" officeooo:rsid="006530a3" officeooo:paragraph-rsid="001fe45c" style:font-size-asian="10pt" style:font-style-asian="normal" style:font-weight-asian="normal" style:font-size-complex="10pt" style:font-style-complex="normal" style:font-weight-complex="normal"/>
    </style:style>
    <style:style style:name="P13"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ab-stops>
          <style:tab-stop style:position="0.3098in"/>
        </style:tab-stops>
      </style:paragraph-properties>
      <style:text-properties style:font-name="Liberation Mono" fo:font-size="14pt" fo:font-style="normal" fo:font-weight="bold" officeooo:rsid="0026cc59" officeooo:paragraph-rsid="0026cc59" style:font-size-asian="14pt" style:font-style-asian="normal" style:font-weight-asian="bold" style:font-size-complex="14pt" style:font-style-complex="normal" style:font-weight-complex="bold"/>
    </style:style>
    <style:style style:name="P14"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ab-stops>
          <style:tab-stop style:position="0.3098in"/>
        </style:tab-stops>
      </style:paragraph-properties>
      <style:text-properties style:font-name="Liberation Mono" fo:font-size="10pt" fo:font-weight="normal" officeooo:rsid="0016bfad" officeooo:paragraph-rsid="001cb2c4" style:font-size-asian="10pt" style:font-weight-asian="normal" style:font-size-complex="10pt" style:font-weight-complex="normal"/>
    </style:style>
    <style:style style:name="P15"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style="normal" fo:font-weight="bold" officeooo:rsid="0016bfad" officeooo:paragraph-rsid="001cb2c4" style:font-size-asian="14pt" style:font-style-asian="normal" style:font-weight-asian="bold" style:font-size-complex="14pt" style:font-style-complex="normal" style:font-weight-complex="bold"/>
    </style:style>
    <style:style style:name="P16"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Liberation Mono" fo:font-size="14pt" fo:font-style="normal" fo:font-weight="bold" officeooo:rsid="001fe45c" officeooo:paragraph-rsid="002578ef" style:font-size-asian="12.25pt" style:font-style-asian="normal" style:font-weight-asian="bold" style:font-size-complex="14pt" style:font-style-complex="normal" style:font-weight-complex="bold"/>
    </style:style>
    <style:style style:name="T1" style:family="text">
      <style:text-properties officeooo:rsid="0016bfad"/>
    </style:style>
    <style:style style:name="T2" style:family="text">
      <style:text-properties fo:font-style="normal" officeooo:rsid="006530a3" style:font-style-asian="normal" style:font-style-complex="normal"/>
    </style:style>
    <style:style style:name="T3" style:family="text">
      <style:text-properties fo:font-style="normal" officeooo:rsid="0016bfad" style:font-style-asian="normal" style:font-style-complex="normal"/>
    </style:style>
    <style:style style:name="T4" style:family="text">
      <style:text-properties fo:font-style="normal" officeooo:rsid="0065b813" style:font-style-asian="normal" style:font-style-complex="normal"/>
    </style:style>
    <style:style style:name="T5" style:family="text">
      <style:text-properties fo:font-style="normal" officeooo:rsid="001cb2c4" style:font-style-asian="normal" style:font-style-complex="normal"/>
    </style:style>
    <style:style style:name="T6" style:family="text">
      <style:text-properties officeooo:rsid="001cb2c4"/>
    </style:style>
    <style:style style:name="T7" style:family="text">
      <style:text-properties officeooo:rsid="0021b00d"/>
    </style:style>
    <style:style style:name="T8" style:family="text">
      <style:text-properties officeooo:rsid="0023b1b4"/>
    </style:style>
    <style:style style:name="T9" style:family="text">
      <style:text-properties officeooo:rsid="002578ef" style:font-size-asian="14pt"/>
    </style:style>
    <style:style style:name="T10" style:family="text">
      <style:text-properties officeooo:rsid="0026cc5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ΑΝΑΠΤΥΞΗ ΛΟΓΙΣΜΙΚΟΥ </text:p>
      <text:p text:style-name="P4">ΓΙΑ ΔΙΚΤΥΑ ΤΗΛΕΠΙΚΟΙΝΩΝΙΩΝ</text:p>
      <text:p text:style-name="P4"/>
      <text:p text:style-name="P5"><text:span text:style-name="T1">ΦΑΣΗ</text:span> – <text:span text:style-name="T6">2η</text:span> – <text:s/><text:span text:style-name="T1">Edge Server</text:span></text:p>
      <text:p text:style-name="P7"/>
      <text:p text:style-name="P8">Ονοματεπώνυμο: Ζωγόπουλος Ζώης</text:p>
      <text:p text:style-name="P8">ΑΜ: 1115200600257</text:p>
      <text:p text:style-name="P8"/>
      <text:p text:style-name="P8"/>
      <text:p text:style-name="P6">Γενικά – Οργάνωση</text:p>
      <text:p text:style-name="P6"/>
      <text:p text:style-name="P14"><text:tab/>Ο edge server περιλαμβάνει το package edge.server με τα εξής java αρχεία:</text:p>
      <text:p text:style-name="P10"><text:tab/><text:tab/><text:span text:style-name="T1">Main.java</text:span></text:p>
      <text:p text:style-name="P10"><text:tab/><text:tab/><text:span text:style-name="T1">EdgeSocket.java</text:span></text:p>
      <text:p text:style-name="P10"><text:tab/><text:tab/><text:span text:style-name="T1">EdgeSocketClient.java</text:span></text:p>
      <text:p text:style-name="P10"><text:tab/><text:tab/><text:span text:style-name="T6">Tools.java</text:span></text:p>
      <text:p text:style-name="P10"><text:tab/><text:tab/><text:span text:style-name="T6">MyMqttClient.java</text:span></text:p>
      <text:p text:style-name="P10"><text:tab/><text:tab/><text:span text:style-name="T6">Entropy.java</text:span></text:p>
      <text:p text:style-name="P10"><text:span text:style-name="T2"><text:tab/>Επίσης στο directory </text:span><text:span text:style-name="T3">Edge_Server του project, </text:span><text:span text:style-name="T2">υπάρχ</text:span><text:span text:style-name="T5">ουν</text:span><text:span text:style-name="T2"> </text:span><text:span text:style-name="T3">τ</text:span><text:span text:style-name="T5">α</text:span><text:span text:style-name="T2"> αρχεί</text:span><text:span text:style-name="T5">α</text:span><text:span text:style-name="T2"> </text:span><text:span text:style-name="T4">R</text:span><text:span text:style-name="T2">eadme </text:span><text:span text:style-name="T3">και <text:tab/>το αρχείο </text:span><text:span text:style-name="T5">pom.xml</text:span><text:span text:style-name="T3"> που περιέχει τα απαιτούμενα dependencies </text:span><text:span text:style-name="T5">και repositories</text:span><text:span text:style-name="T2">.</text:span></text:p>
      <text:p text:style-name="P1"/>
      <text:p text:style-name="P1"/>
      <text:p text:style-name="P16">Main <text:span text:style-name="T9">Thread</text:span></text:p>
      <text:p text:style-name="P2"/>
      <text:p text:style-name="P3">O edge server στο main thread, πέρα από την αρχικοποίση του websocket client και την αποθήκευση του αρχείου training_set.csv, επεκτάθηκε ώστε να εκκινήσει τον mosquitto broker στο παρασκήνιο, χρησιμοποιώντας την σημαία ‘localhost’. Επίσης μέσω της μεθόδου clearPreviousData() και μέσω της εντολής $fuser -n tcp -k 8181 σταματάει οποιεσδήποτε διεργασίες χρησιμοποιούν την πόρτα 8181 και διαγράφει τον φάκελο data στο μονοπάτι /ditapp/Edge_Server που μπορεί να έχει αρχεία από προηγούμενες εκτελέσεις. <text:span text:style-name="T8">Τέλος καλεί τον costructor του mqtt client.</text:span></text:p>
      <text:p text:style-name="P2"/>
      <text:p text:style-name="P1"/>
      <text:p text:style-name="P15"><text:span text:style-name="T6">MQTT</text:span> Client</text:p>
      <text:p text:style-name="P6"/>
      <text:p text:style-name="P9"><text:tab/><text:span text:style-name="T7">Ο edge server στη δεύτερη φάση του project, επεκτάθηκε επίσης ώστε να</text:span></text:p>
      <text:p text:style-name="P11"><text:span text:style-name="T7"><text:tab/>υποστηρίζει το πρωτόκολλο επικοινωνίας mqtt. Ο edge server συνδέεται ως client στον mqtt broker και κάνει subscribe στο topic, μέσω του οποίου θα συνεννοείται με τα android τερματικά. Σε περίπτωση που χαθεί η σύνδεση με τον broker, ο edge server προσπαθεί να επανασυνδεθεί. Στην λειτουργία του ως πελάτης εγγεγραμένος σε κάποιο topic, o server δέχεται <text:tab/>δύο ειδών μηνύματα. Το πρώτο είδος μηνύματος, αφορά αρχεία csv που του<text:tab/>αποστέλουν τα android τερματικά. Σε αυτήν την περίπτωση το αρχείο φτάνει με την μορφή MqttMessage και με το αναγνωριστικό FILE στην αρχή. Στο μήνυμα <text:tab/>αυτό περιλαμβάνεται το <text:s/>αναγνωριστικό της android συσκευής (mac address), καθώς και τα περιεχόμενα κάποιου τυχαίου αρχείου csv. Έπειτα τα περιεχόμενα <text:tab/>αυτά αποθηκεύονται τοπικά με τέτοιο τρόπο, ώστε να είναι δυνατή η <text:tab/>χρήση της κλάσης entropy για την εξαγωγή του feature vector. Τέλος κάθε feature vector μαζί με το όνομα του πειράματος καθώς και του android αναγνωριστικού, τοποθετούνται σαν ένα αντικείμενο σε ένα ArrayList.</text:span></text:p>
      <text:p text:style-name="P11"/>
      <text:p text:style-name="P11"/>
      <text:p text:style-name="P13">Dependencies</text:p>
      <text:p text:style-name="P13"><text:tab/></text:p>
      <text:p text:style-name="P12"><text:tab/><text:span text:style-name="T10">Για την υλοποίηση των mqtt broker και mqtt client, χρησιμοποιήθηκε η <text:tab/>βιβλιοθήκη org.eclipse.paho.client.mqttv3 σε συνδυασμό με την βιβλιοθήκη</text:span></text:p>
      <text:p text:style-name="P12"><text:tab/><text:span text:style-name="T10">commons-io για ορισμένες λειτουργίες αρχείων καθώς και το JavaSDK.</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1:27:13.083104637</meta:creation-date>
    <meta:generator>LibreOffice/5.1.6.2$Linux_X86_64 LibreOffice_project/10m0$Build-2</meta:generator>
    <dc:date>2019-02-17T13:53:05.256617542</dc:date>
    <meta:editing-duration>PT1H12M29S</meta:editing-duration>
    <meta:editing-cycles>6</meta:editing-cycles>
    <meta:document-statistic meta:table-count="0" meta:image-count="0" meta:object-count="0" meta:page-count="1" meta:paragraph-count="23" meta:word-count="329" meta:character-count="2317" meta:non-whitespace-character-count="1979"/>
  </office:meta>
</office:document-meta>
</file>